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paragraph-rsid="47692f13"/>
    </style:style>
    <style:style style:name="P9" style:family="paragraph" style:parent-style-name="Text_20_body">
      <style:text-properties officeooo:rsid="47692f13" officeooo:paragraph-rsid="47692f13"/>
    </style:style>
    <style:style style:name="P10" style:family="paragraph" style:parent-style-name="Text_20_body">
      <style:text-properties officeooo:paragraph-rsid="475f2b91"/>
    </style:style>
    <style:style style:name="P11" style:family="paragraph" style:parent-style-name="Text_20_body">
      <style:text-properties officeooo:paragraph-rsid="4782a103"/>
    </style:style>
    <style:style style:name="P12" style:family="paragraph" style:parent-style-name="Text_20_body">
      <style:text-properties officeooo:rsid="4786fe01" officeooo:paragraph-rsid="4786fe01"/>
    </style:style>
    <style:style style:name="P13" style:family="paragraph" style:parent-style-name="Text_20_body">
      <style:text-properties officeooo:rsid="478823fb" officeooo:paragraph-rsid="478823fb"/>
    </style:style>
    <style:style style:name="P14" style:family="paragraph" style:parent-style-name="Text_20_body">
      <style:text-properties officeooo:rsid="4789ea90" officeooo:paragraph-rsid="4789ea90"/>
    </style:style>
    <style:style style:name="P15" style:family="paragraph" style:parent-style-name="Text_20_body">
      <style:text-properties officeooo:rsid="4789ea90" officeooo:paragraph-rsid="478aa364"/>
    </style:style>
    <style:style style:name="P16" style:family="paragraph" style:parent-style-name="Text_20_body">
      <style:text-properties officeooo:rsid="4792d385" officeooo:paragraph-rsid="4792d385"/>
    </style:style>
    <style:style style:name="P17" style:family="paragraph" style:parent-style-name="Text_20_body">
      <style:text-properties officeooo:paragraph-rsid="4798cb77"/>
    </style:style>
    <style:style style:name="P18" style:family="paragraph" style:parent-style-name="Text_20_body">
      <style:text-properties officeooo:paragraph-rsid="47a111c8"/>
    </style:style>
    <style:style style:name="P19" style:family="paragraph" style:parent-style-name="Standard">
      <style:paragraph-properties fo:text-align="center" style:justify-single-word="false"/>
      <style:text-properties officeooo:rsid="057aae1d" officeooo:paragraph-rsid="410d52db"/>
    </style:style>
    <style:style style:name="P2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5"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 style:family="paragraph" style:parent-style-name="Example_20_Header">
      <style:text-properties officeooo:paragraph-rsid="0ce95318"/>
    </style:style>
    <style:style style:name="P27" style:family="paragraph" style:parent-style-name="Contents_20_2">
      <style:paragraph-properties>
        <style:tab-stops>
          <style:tab-stop style:position="14.801cm" style:type="right" style:leader-style="dotted" style:leader-text="."/>
        </style:tab-stops>
      </style:paragraph-properties>
    </style:style>
    <style:style style:name="P28" style:family="paragraph" style:parent-style-name="Contents_20_1">
      <style:paragraph-properties>
        <style:tab-stops>
          <style:tab-stop style:position="14.801cm" style:type="right" style:leader-style="dotted" style:leader-text="."/>
        </style:tab-stops>
      </style:paragraph-properties>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33" style:family="paragraph" style:parent-style-name="Text_20_body" style:master-page-name="Standard">
      <style:paragraph-properties fo:text-align="end" style:justify-single-word="false" style:page-number="auto"/>
      <style:text-properties officeooo:rsid="46e075e5" officeooo:paragraph-rsid="46e075e5"/>
    </style:style>
    <style:style style:name="P34" style:family="paragraph" style:parent-style-name="Text_20_body">
      <style:text-properties officeooo:paragraph-rsid="47ac661a"/>
    </style:style>
    <style:style style:name="P35" style:family="paragraph" style:parent-style-name="Text_20_body">
      <style:text-properties officeooo:paragraph-rsid="47adbd34"/>
    </style:style>
    <style:style style:name="P36" style:family="paragraph" style:parent-style-name="Text_20_body">
      <style:text-properties officeooo:rsid="4789ea90" officeooo:paragraph-rsid="47af89c9"/>
    </style:style>
    <style:style style:name="P37" style:family="paragraph" style:parent-style-name="Text_20_body">
      <style:text-properties officeooo:rsid="4786fe01" officeooo:paragraph-rsid="47af89c9"/>
    </style:style>
    <style:style style:name="P38" style:family="paragraph" style:parent-style-name="Text_20_body">
      <style:text-properties officeooo:rsid="4792d385" officeooo:paragraph-rsid="47af89c9"/>
    </style:style>
    <style:style style:name="P39" style:family="paragraph" style:parent-style-name="Text_20_body">
      <style:text-properties officeooo:rsid="478823fb" officeooo:paragraph-rsid="47af89c9"/>
    </style:style>
    <style:style style:name="P40" style:family="paragraph" style:parent-style-name="Text_20_body">
      <style:text-properties officeooo:rsid="47d1094b" officeooo:paragraph-rsid="47af89c9"/>
    </style:style>
    <style:style style:name="P41" style:family="paragraph" style:parent-style-name="Text_20_body">
      <style:text-properties officeooo:rsid="47d371cc" officeooo:paragraph-rsid="47af89c9"/>
    </style:style>
    <style:style style:name="P42" style:family="paragraph" style:parent-style-name="Text_20_body">
      <style:text-properties officeooo:rsid="47692f13" officeooo:paragraph-rsid="47af89c9"/>
    </style:style>
    <style:style style:name="P43" style:family="paragraph" style:parent-style-name="Text_20_body">
      <style:text-properties officeooo:paragraph-rsid="47af89c9"/>
    </style:style>
    <style:style style:name="P44"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5"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6" style:family="paragraph" style:parent-style-name="Heading_20_3">
      <style:text-properties officeooo:paragraph-rsid="47692f13"/>
    </style:style>
    <style:style style:name="P47" style:family="paragraph" style:parent-style-name="Heading_20_3">
      <style:text-properties officeooo:paragraph-rsid="47ac661a"/>
    </style:style>
    <style:style style:name="P48" style:family="paragraph" style:parent-style-name="Heading_20_3">
      <style:text-properties officeooo:paragraph-rsid="47af89c9"/>
    </style:style>
    <style:style style:name="P49" style:family="paragraph" style:parent-style-name="Heading_20_2">
      <style:text-properties officeooo:rsid="44ed83b1" officeooo:paragraph-rsid="44ed83b1"/>
    </style:style>
    <style:style style:name="P50" style:family="paragraph" style:parent-style-name="Heading_20_2">
      <style:text-properties officeooo:paragraph-rsid="47af89c9"/>
    </style:style>
    <style:style style:name="P51" style:family="paragraph" style:parent-style-name="Heading_20_4">
      <style:text-properties officeooo:paragraph-rsid="47af89c9"/>
    </style:style>
    <style:style style:name="P52"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Heading_20_5">
      <style:text-properties officeooo:paragraph-rsid="47af89c9"/>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6618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6c99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6e9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6f5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3"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6"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7" style:family="text">
      <style:text-properties officeooo:rsid="475f006f"/>
    </style:style>
    <style:style style:name="T48" style:family="text">
      <style:text-properties officeooo:rsid="476297dd"/>
    </style:style>
    <style:style style:name="T49" style:family="text">
      <style:text-properties officeooo:rsid="4763b2ae"/>
    </style:style>
    <style:style style:name="T50" style:family="text">
      <style:text-properties officeooo:rsid="4764a8fe"/>
    </style:style>
    <style:style style:name="T51" style:family="text">
      <style:text-properties officeooo:rsid="47692f13"/>
    </style:style>
    <style:style style:name="T52" style:family="text">
      <style:text-properties officeooo:rsid="4774ff56"/>
    </style:style>
    <style:style style:name="T53" style:family="text">
      <style:text-properties officeooo:rsid="4775fff6"/>
    </style:style>
    <style:style style:name="T54" style:family="text">
      <style:text-properties fo:color="#14beaa" officeooo:rsid="4775fff6"/>
    </style:style>
    <style:style style:name="T55"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officeooo:rsid="4782a103"/>
    </style:style>
    <style:style style:name="T57" style:family="text">
      <style:text-properties officeooo:rsid="4786fe01"/>
    </style:style>
    <style:style style:name="T58" style:family="text">
      <style:text-properties officeooo:rsid="4787e791"/>
    </style:style>
    <style:style style:name="T59" style:family="text">
      <style:text-properties officeooo:rsid="478aa364"/>
    </style:style>
    <style:style style:name="T60" style:family="text">
      <style:text-properties officeooo:rsid="47902666"/>
    </style:style>
    <style:style style:name="T61" style:family="text">
      <style:text-properties officeooo:rsid="47938b2a"/>
    </style:style>
    <style:style style:name="T62" style:family="text">
      <style:text-properties officeooo:rsid="479ac78c"/>
    </style:style>
    <style:style style:name="T63" style:family="text">
      <style:text-properties officeooo:rsid="47a111c8"/>
    </style:style>
    <style:style style:name="T64"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65" style:family="text">
      <style:text-properties fo:font-variant="normal" fo:text-transform="none" fo:color="#0000ff" style:font-name="Lucida Sans Unicode" fo:font-size="6pt" fo:letter-spacing="normal" fo:font-style="normal" fo:font-weight="normal" loext:padding="0cm" loext:border="none"/>
    </style:style>
    <style:style style:name="T66" style:family="text">
      <style:text-properties fo:font-variant="normal" fo:text-transform="none" fo:color="#0000ff" style:font-name="Tahoma" fo:font-size="11pt" fo:letter-spacing="normal" fo:font-style="normal" fo:font-weight="normal" loext:padding="0cm" loext:border="none"/>
    </style:style>
    <style:style style:name="T67" style:family="text">
      <style:text-properties officeooo:rsid="47ad3a45"/>
    </style:style>
    <style:style style:name="T68" style:family="text">
      <style:text-properties officeooo:rsid="47d1094b"/>
    </style:style>
    <style:style style:name="T69" style:family="text">
      <style:text-properties officeooo:rsid="47d1f86f"/>
    </style:style>
    <style:style style:name="T70" style:family="text">
      <style:text-properties officeooo:rsid="47d39ec9"/>
    </style:style>
    <style:style style:name="T71" style:family="text">
      <style:text-properties officeooo:rsid="47cf1f8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lu</text:p>
      <text:p text:style-name="P7"/>
      <text:p text:style-name="P6"/>
      <text:p text:style-name="P6"/>
      <text:p text:style-name="P23">Dračák</text:p>
      <text:p text:style-name="P19"/>
      <text:p text:style-name="P19"/>
      <text:p text:style-name="P24">podle staré školy</text:p>
      <text:p text:style-name="P20"/>
      <text:p text:style-name="P25">BESTIÁŘ</text:p>
      <text:p text:style-name="P20"/>
      <text:p text:style-name="P21"/>
      <text:p text:style-name="P20"/>
      <text:p text:style-name="P20"/>
      <text:p text:style-name="P20"/>
      <text:p text:style-name="P20"/>
      <text:p text:style-name="P20"/>
      <text:p text:style-name="P22"><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text:a xlink:type="simple" xlink:href="#__RefHeading___Toc301_2547754490" text:style-name="Internet_20_link" text:visited-style-name="Internet_20_link">Léčivé masti a kameny</text:a><text:tab/>3</text:p>
          <text:p text:style-name="P28"><text:a xlink:type="simple" xlink:href="#__RefHeading___Toc303_2547754490" text:style-name="Internet_20_link" text:visited-style-name="Internet_20_link">Neobvyklé předměty</text:a><text:tab/>4</text:p>
          <text:p text:style-name="P28"><text:a xlink:type="simple" xlink:href="#__RefHeading___Toc305_2547754490" text:style-name="Internet_20_link" text:visited-style-name="Internet_20_link">Schopnosti předmětů</text:a><text:tab/>5</text:p>
        </text:index-body>
      </text:table-of-content>
      <text:p text:style-name="P26"/>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49" text:outline-level="2">TODO:</text:h>
      <text:h text:style-name="Heading_20_1" text:outline-level="1">B<text:span text:style-name="T47">estiář</text:span></text:h>
      <text:h text:style-name="P47" text:outline-level="3">Duše</text:h>
      <text:p text:style-name="P34"><text:span text:style-name="T15">Duše před</text:span><text:span text:style-name="T13">stavuje nesmrtelnou, nehmotnou č</text:span><text:span text:style-name="T19">ást</text:span><text:span text:style-name="T1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55">duševní</text:span><text:span text:style-name="T13"> zranění.<text:line-break/><text:tab/>Duše souvisí s kouzly a magií – tvorové, kteří nemají duši, nemohou kouzlit ani používat kouzelné předměty. Mohou ale používat lektvary a ostatní alchymistické výrobky, protože t</text:span><text:span text:style-name="T17">y jsou kouzlen</text:span><text:span text:style-name="T20">é</text:span><text:span text:style-name="T17"> díky</text:span><text:span text:style-name="T13"> magenergi</text:span><text:span text:style-name="T17">i</text:span><text:span text:style-name="T1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4"><text:line-break/><text:tab/>K</text:span><text:span text:style-name="T15">dyž je duše </text:span><text:span text:style-name="T16">z těla</text:span><text:span text:style-name="T15"> vypuzena jinak než smrtí, tělo žije dál, ale jde pak o tvora bez duše – nemůže kouzlit ani používat magické předměty</text:span><text:span text:style-name="T18">,</text:span><text:span text:style-name="T15"> chová se jako zvíře </text:span><text:span text:style-name="T18">a nepůsobí na </text:span><text:span text:style-name="T21">něj</text:span><text:span text:style-name="T18"> duševní či psychická kouzla a schopnosti</text:span><text:span text:style-name="T15">.</text:span></text:p>
      <text:h text:style-name="P45" text:outline-level="3"><text:soft-page-break/>C<text:span text:style-name="T67">izí světy</text:span></text:h>
      <text:p text:style-name="P35"><text:span text:style-name="T34">K</text:span><text:span text:style-name="T35">romě světa, v </text:span><text:span text:style-name="T36">němž</text:span><text:span text:style-name="T35">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3">t</text:span><text:span text:style-name="T34">ito tvorové nemohou v našem fyzickém světě umřít. Mohou být pouze vypuzeni tam, odkud přišli.</text:span></text:p>
      <text:h text:style-name="Heading_20_3" text:outline-level="3">Sféry</text:h>
      <text:p text:style-name="P17"><text:span text:style-name="T28">S</text:span><text:span text:style-name="T62">féry jsou jakési pomyslné „</text:span><text:span text:style-name="T28">v</text:span><text:span text:style-name="T30">rstvy</text:span><text:span text:style-name="T62">“ okolo fyzického světa.</text:span><text:span text:style-name="T27"> </text:span><text:span text:style-name="T29">Nejde o fyzické světy – není v nich čas </text:span><text:span text:style-name="T30">a</text:span><text:span text:style-name="T29"> prostor a jejich „obyvatelé“ tedy nemají fyzická těla, pouze duši. </text:span><text:span text:style-name="T31">S bytostmi ve sférách je možné navázat kontakt, případně je přivolat do našeho světa. Ani v tom případě ale nemají vlastní tělo, mohou buď </text:span><text:span text:style-name="T32">někoho</text:span><text:span text:style-name="T31"> posednout nebo přebývat v nějakém předmětu.</text:span></text:p>
      <text:h text:style-name="P44" text:outline-level="3">Dimenze</text:h>
      <text:p text:style-name="P18"><text:span text:style-name="T63">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3">t</text:span><text:span text:style-name="T63">ito tvorové nemohou v našem fyzickém světě definitivně umřít. Mohou být ale vypuzeni zpět do své domovské dimenze.</text:span></text:p>
      <text:h text:style-name="P50" text:outline-level="2"><text:soft-page-break/>Nemrtví</text:h>
      <text:p text:style-name="P43"><text:span text:style-name="T56">Nemrtví jsou tvorové, kteří zemřeli, ale </text:span><text:span text:style-name="T22">jejich duše j</text:span><text:span text:style-name="T25">e</text:span><text:span text:style-name="T22"> uvězněna ve fyzickém světě.</text:span></text:p>
      <text:p text:style-name="P43"><text:span text:style-name="T22">- </text:span><text:span text:style-name="T23">může b</text:span><text:span text:style-name="T26">ýt</text:span><text:span text:style-name="T23"> uvězněna ve fyzickém těle</text:span></text:p>
      <text:p text:style-name="P43"><text:span text:style-name="T23">- </text:span><text:span text:style-name="T25">může být vázána k nějakému předmětu nebo místu</text:span></text:p>
      <text:p text:style-name="P43"><text:span text:style-name="T25">- </text:span><text:span text:style-name="T37">v případě nemrtvých je to vždy duše původního těla.</text:span></text:p>
      <text:h text:style-name="P48" text:outline-level="3"><text:bookmark-start text:name="__RefHeading___Toc472_36631795"/>Nižší nemrtví<text:bookmark-end text:name="__RefHeading___Toc472_36631795"/></text:h>
      <text:p text:style-name="P43">- <text:span text:style-name="T57">nemají vlastní vůli (může a nemusí je někdo ovládat)</text:span></text:p>
      <text:p text:style-name="P36">kostlivec</text:p>
      <text:p text:style-name="P36">zombie</text:p>
      <text:p text:style-name="P36">- <text:span text:style-name="T59">má vůbec duši? Možná by nemusela mít. Respektive její duše někde uvězněna je, ale ne nutně v jejím těle. Nemůže odejít moc daleko od místa, kde je uvězněna její duše.</text:span></text:p>
      <text:h text:style-name="P48" text:outline-level="3"><text:bookmark-start text:name="__RefHeading___Toc474_36631795"/>Vyšší nemrtví<text:bookmark-end text:name="__RefHeading___Toc474_36631795"/></text:h>
      <text:p text:style-name="P43">- <text:span text:style-name="T57">mají vlastní vůli</text:span></text:p>
      <text:p text:style-name="P37">ghůl (jako zombie, ale s vlastní vůlí)</text:p>
      <text:p text:style-name="P37">kostlivý mág, kostlivý bojovník... <text:span text:style-name="T58">kostěj?</text:span></text:p>
      <text:p text:style-name="P38">duch</text:p>
      <text:p text:style-name="P38">- nemá hmotné tělo ani obraz. Projevuje se pouze nepřímo (hýbáním předměty a tak).</text:p>
      <text:p text:style-name="P38">přízrak</text:p>
      <text:p text:style-name="P38"><text:soft-page-break/>- nemá hmotné tělo, je ale vidět.</text:p>
      <text:p text:style-name="P39">fext</text:p>
      <text:p text:style-name="P39">- <text:span text:style-name="T61">hmotné tělo posílené magií</text:span></text:p>
      <text:p text:style-name="P36">mumie</text:p>
      <text:h text:style-name="P50" text:outline-level="2"><text:bookmark-start text:name="__RefHeading___Toc476_36631795"/>Démoni<text:bookmark-end text:name="__RefHeading___Toc476_36631795"/></text:h>
      <text:p text:style-name="P43"><text:span text:style-name="T2">D</text:span><text:span text:style-name="T38">émoni jsou nehmotné bytosti</text:span><text:span text:style-name="T39"> původem</text:span><text:span text:style-name="T38"> mimo </text:span><text:span text:style-name="T39">náš</text:span><text:span text:style-name="T38"> svět. </text:span><text:span text:style-name="T39">Nemohou sem přijít sami o sobě, někdo je vždy musí přivolat. Mohou </text:span><text:span text:style-name="T40">buď posednout nějakého živého tvora, vstoupit do nějakého předmětu, nebo si vytvořit vlastní tělo. Pro všechny démony je společné, že nemohou skutečně umřít, mohou být pouze v</text:span><text:span text:style-name="T41">yhnáni</text:span><text:span text:style-name="T40"> zpět tam, odkud přišli.</text:span></text:p>
      <text:h text:style-name="P48" text:outline-level="3"><text:bookmark-start text:name="__RefHeading___Toc478_36631795"/>Vy<text:span text:style-name="T46">mítání</text:span> démonů<text:bookmark-end text:name="__RefHeading___Toc478_36631795"/></text:h>
      <text:p text:style-name="P43">/<text:span text:style-name="T68">* exorcism */</text:span></text:p>
      <text:p text:style-name="P40">Démon je vyhnán z hostitele, <text:span text:style-name="T69">ale ne nutně z našeho světa</text:span>.</text:p>
      <text:p text:style-name="P41">Je možné ho při tom lapit (do magického kruhu, do magického lapače démonů a podobně).</text:p>
      <text:p text:style-name="P40">Kdo by to měl umět?</text:p>
      <text:p text:style-name="P43">- <text:span text:style-name="T70">exorcismus kněz, banishing kouzelník</text:span></text:p>
      <text:h text:style-name="P48" text:outline-level="3"><text:bookmark-start text:name="__RefHeading___Toc480_36631795"/>Vyhošťování démonů<text:bookmark-end text:name="__RefHeading___Toc480_36631795"/></text:h>
      <text:p text:style-name="P43">/<text:span text:style-name="T71">* banish */</text:span></text:p>
      <text:p text:style-name="P43"><text:soft-page-break/>- <text:span text:style-name="T71">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48" text:outline-level="3"><text:bookmark-start text:name="__RefHeading___Toc482_36631795"/>Ochranné kruhy<text:bookmark-end text:name="__RefHeading___Toc482_36631795"/></text:h>
      <text:p text:style-name="P43">- <text:span text:style-name="T52">dokud je kruh nepoškozený, démon nemůže dovnitř ani ven</text:span></text:p>
      <text:p text:style-name="P43">- <text:span text:style-name="T52">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48" text:outline-level="3"><text:bookmark-start text:name="__RefHeading___Toc484_36631795"/>Astrální démoni<text:bookmark-end text:name="__RefHeading___Toc484_36631795"/></text:h>
      <text:p text:style-name="P43">- <text:span text:style-name="T48">nemají hmotné tělo, jen duši. Posedávají hostitele. Dají se vymýtat.</text:span></text:p>
      <text:p text:style-name="P43">- <text:span text:style-name="T49">při smrti hostitele mohou a nemusejí posednout někoho jiného poblíž (obecně by je měla smrt hostitele vyhnat)</text:span></text:p>
      <text:p text:style-name="P43">- <text:span text:style-name="T50">obvykle je někdo </text:span><text:span text:style-name="T4">p</text:span><text:span text:style-name="T5">ři</text:span><text:span text:style-name="T50">volá omylem, místo jiného démona</text:span></text:p>
      <text:h text:style-name="P53" text:outline-level="5">Vymítání astrálních démonů</text:h>
      <text:h text:style-name="P51" text:outline-level="4">Démon hamižnosti</text:h>
      <text:h text:style-name="P51" text:outline-level="4">Démon chtíče</text:h>
      <text:h text:style-name="P51" text:outline-level="4">Démon neživota</text:h>
      <text:p text:style-name="P43">- <text:span text:style-name="T50">zabíjí, z mrtvol se stávají zombie</text:span></text:p>
      <text:h text:style-name="P48" text:outline-level="3"><text:bookmark-start text:name="__RefHeading___Toc486_36631795"/><text:soft-page-break/><text:span text:style-name="T42">D</text:span><text:span text:style-name="T43">émoni z j</text:span><text:span text:style-name="T45">iných</text:span><text:span text:style-name="T43"> d</text:span><text:span text:style-name="T44">imenzí</text:span><text:bookmark-end text:name="__RefHeading___Toc486_36631795"/></text:h>
      <text:p text:style-name="P42">- mají „hmotné tělo“. <text:span text:style-name="T60">Jejich duše je zároveň tělem, není je možné oddělit.</text:span></text:p>
      <text:p text:style-name="P43"><text:span text:style-name="T51">- </text:span><text:span text:style-name="T6">neposedávají a nedají se tedy vymýtat. Mohou ale někoho magicky ovládat.</text:span></text:p>
      <text:p text:style-name="P43"><text:span text:style-name="T6">- </text:span><text:span text:style-name="T11">není je možné definitivně zabít,</text:span><text:span text:style-name="T6"> </text:span><text:span text:style-name="T10">dají se </text:span><text:span text:style-name="T11">pouze</text:span><text:span text:style-name="T10"> zahnat (bahish) zpět do své domovské dimenze</text:span></text:p>
      <text:p text:style-name="P43"><text:span text:style-name="T10">- </text:span><text:span text:style-name="T12">tělo zabitého démona zmizí (leda by mu v tom někdo zabránil). </text:span><text:span text:style-name="T24">Důvod: Protože zmizí jejich duše a ta je zároveň jejich tělem.</text:span></text:p>
      <text:h text:style-name="P50" text:outline-level="2"><text:bookmark-start text:name="__RefHeading___Toc488_36631795"/>Resources<text:bookmark-end text:name="__RefHeading___Toc488_36631795"/></text:h>
      <text:p text:style-name="P43"><text:a xlink:type="simple" xlink:href="https://pekelne.webnode.cz/deleni-demonu/" text:style-name="Internet_20_link" text:visited-style-name="Visited_20_Internet_20_Link">https://pekelne.webnode.cz/deleni-demonu/</text:a><text:span text:style-name="T24"> </text:span></text:p>
      <text:p text:style-name="P43"><text:span text:style-name="T24"/></text:p>
      <text:p text:style-name="Text_20_body"/>
      <text:h text:style-name="P52" text:outline-level="1"><text:span text:style-name="Emphasis"><text:span text:style-name="T64">BAZILIŠEK</text:span></text:span></text:h>
      <text:p text:style-name="P29"><text:span text:style-name="Emphasis"><text:span text:style-name="T66">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30"> </text:p>
      <text:p text:style-name="P31">KERBEROS</text:p>
      <text:p text:style-name="P32">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30"> </text:p>
      <text:p text:style-name="P31">ZPLOZENEC LEVIATANÚV</text:p>
      <text:p text:style-name="P32">Mořský ďábel potápějící lodě mořeplavců. Podle Iegendy byl potomkem Leviatana, krutého vodního hada, největší obludy všech dob a zvířete Onagera.</text:p>
      <text:p text:style-name="P30"> </text:p>
      <text:p text:style-name="P31">PERMONÍK (Perkmon)</text:p>
      <text:p text:style-name="P32">Trpasličí ďáblové usídlení ve štolách. Zlomyslné, nepřátelské bytosti usilující o život havířů a o zmar jejich díla.</text:p>
      <text:p text:style-name="P30"> </text:p>
      <text:p text:style-name="P31">POCHVIST (Ledový d'ábel)</text:p>
      <text:p text:style-name="P32"><text:soft-page-break/>Démon žijící v horách. Tento ohromný tvor, pohybujíci se na dlouhých nohách, prý vášnivě rád shazoval lidi i zvířata do strží.</text:p>
      <text:p text:style-name="P30"> </text:p>
      <text:p text:style-name="P31">ŠUST</text:p>
      <text:p text:style-name="P32">Lesní ďáblík modravého světélkování těla. Mužík maličkého těla a ohromné hlavy s výraznýma, jakoby mongoloidníma očima a dlouhými kníry. Člověku neusiluje o život, ale o majetek.</text:p>
      <text:p text:style-name="P30"> </text:p>
      <text:p text:style-name="P31">SATYR (Faun, Pan či Silén)</text:p>
      <text:p text:style-name="P32">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30"> </text:p>
      <text:p text:style-name="P30"> </text:p>
      <text:p text:style-name="P30"> </text:p>
      <text:p text:style-name="P31">ŠOTEK (Křistek, Parkus, Zmok, Plevelec, Plivník, Rarach nebo také Kokeš)</text:p>
      <text:p text:style-name="P29"><text:span text:style-name="Emphasis"><text:span text:style-name="T65">Domácí ďáblík sloužící člověku. Za službu žádá jedinou odměnu - duši velitele. Může mít podobu malého človíčka nebo černého kuřete. Šumavské legendy uvádějí i bílou kočku. V domě, kde žil člověk, 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2-16T15:03:53.146000000</dc:date>
    <meta:print-date>2113-01-01T00:00:00</meta:print-date>
    <meta:editing-cycles>22521</meta:editing-cycles>
    <meta:editing-duration>P67DT1H35M55S</meta:editing-duration>
    <meta:generator>LibreOffice/6.0.5.2$Windows_X86_64 LibreOffice_project/54c8cbb85f300ac59db32fe8a675ff7683cd5a16</meta:generator>
    <meta:document-statistic meta:table-count="0" meta:image-count="0" meta:object-count="0" meta:page-count="10" meta:paragraph-count="97" meta:word-count="1196" meta:character-count="7461" meta:non-whitespace-character-count="6335"/>
  </office:meta>
</office:document-meta>
</file>